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11pt" svg:height="255.23pt" svg:x="57.54pt" svg:y="111.43pt">
            <draw:object draw:notify-on-update-of-ranges="Sheet1.B3:Sheet1.B7 Sheet1.C1:Sheet1.C2 Sheet1.C3:Sheet1.C7 Sheet1.D1:Sheet1.D2 Sheet1.D3:Sheet1.D7 Sheet1.E1:Sheet1.E2 Sheet1.E3:Sheet1.E7 Sheet1.F1:Sheet1.F2 Sheet1.F3:Sheet1.F7 Sheet1.G1:Sheet1.G2 Sheet1.G3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/>
          <table:table-cell table:style-name="ce3" office:value-type="string" calcext:value-type="string" table:number-columns-spanned="6" table:number-rows-spanned="1">
            <text:p>ACCURACY COMPARATION TABLE</text:p>
          </table:table-cell>
          <table:covered-table-cell table:number-columns-repeated="5" table:style-name="Default"/>
          <table:table-cell table:number-columns-repeated="2"/>
          <table:table-cell office:value-type="string" calcext:value-type="string">
            <text:p>Number of training data</text:p>
          </table:table-cell>
          <table:table-cell office:value-type="string" calcext:value-type="string">
            <text:p>Number of test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icBayes</text:p>
          </table:table-cell>
          <table:table-cell office:value-type="string" calcext:value-type="string">
            <text:p>multinomialBayes</text:p>
          </table:table-cell>
          <table:table-cell office:value-type="string" calcext:value-type="string">
            <text:p>gaussian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diabetes</text:p>
          </table:table-cell>
          <table:table-cell office:value-type="float" office:value="600" calcext:value-type="float">
            <text:p>6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provide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provide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office:value-type="float" office:value="0.589285714286" calcext:value-type="float">
            <text:p>0.589285714286</text:p>
          </table:table-cell>
          <table:table-cell office:value-type="float" office:value="0.654761904762" calcext:value-type="float">
            <text:p>0.654761904762</text:p>
          </table:table-cell>
          <table:table-cell office:value-type="float" office:value="0.761904761905" calcext:value-type="float">
            <text:p>0.76190476190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32142857143" calcext:value-type="float">
            <text:p>0.732142857143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8" calcext:value-type="float">
            <text:p>0.98</text:p>
          </table:table-cell>
          <table:table-cell/>
          <table:table-cell office:value-type="string" calcext:value-type="string">
            <text:p>car</text:p>
          </table:table-cell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string" calcext:value-type="string">
            <text:p>mnist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37" calcext:value-type="float">
            <text:p>0.9737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32:30.221588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0:53.990938139</meta:creation-date>
    <dc:date>2018-12-16T17:40:45.604231273</dc:date>
    <meta:editing-duration>PT7H57M41S</meta:editing-duration>
    <meta:editing-cycles>17</meta:editing-cycles>
    <meta:generator>LibreOffice/6.0.6.2$Linux_X86_64 LibreOffice_project/0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title svg:x="4.236cm" svg:y="0.316cm" chart:style-name="ch2">
          <text:p>ACCURACY COMPARATION TABLE</text:p>
        </chart:title>
        <chart:legend chart:legend-position="end" svg:x="12.435cm" svg:y="3.207cm" style:legend-expansion="high" chart:style-name="ch3"/>
        <chart:plot-area chart:style-name="ch4" table:cell-range-address="Sheet1.B1:Sheet1.G7" chart:data-source-has-labels="both" svg:x="0.32cm" svg:y="1.275cm" svg:width="11.795cm" svg:height="7.55cm">
          <chartooo:coordinate-region svg:x="1.047cm" svg:y="1.474cm" svg:width="11.068cm" svg:height="6.704cm"/>
          <chart:axis chart:dimension="x" chart:name="primary-x" chart:style-name="ch5" chartooo:axis-type="auto">
            <chartooo:date-scale/>
            <chart:categories table:cell-range-address="Sheet1.B3:Sheet1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7" chart:label-cell-address="Sheet1.C1:Sheet1.C2" chart:class="chart:bar">
            <chart:data-point chart:repeated="5"/>
          </chart:series>
          <chart:series chart:style-name="ch9" chart:values-cell-range-address="Sheet1.D3:Sheet1.D7" chart:label-cell-address="Sheet1.D1:Sheet1.D2" chart:class="chart:bar">
            <chart:data-point chart:repeated="5"/>
          </chart:series>
          <chart:series chart:style-name="ch10" chart:values-cell-range-address="Sheet1.E3:Sheet1.E7" chart:label-cell-address="Sheet1.E1:Sheet1.E2" chart:class="chart:bar">
            <chart:data-point chart:repeated="5"/>
          </chart:series>
          <chart:series chart:style-name="ch11" chart:values-cell-range-address="Sheet1.F3:Sheet1.F7" chart:label-cell-address="Sheet1.F1:Sheet1.F2" chart:class="chart:bar">
            <chart:data-point chart:repeated="4"/>
            <chart:data-point chart:style-name="ch12"/>
          </chart:series>
          <chart:series chart:style-name="ch13" chart:values-cell-range-address="Sheet1.G3:Sheet1.G7" chart:label-cell-address="Sheet1.G1:Sheet1.G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Bayes</text:p>
                <text:list>
                  <text:list-item>
                    <text:p/>
                  </text:list-item>
                  <text:list-item>
                    <text:p>classicBayes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multinomialBayes</text:p>
                <text:list>
                  <text:list-item>
                    <text:p/>
                  </text:list-item>
                  <text:list-item>
                    <text:p>multinomialBayes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gaussianBayes</text:p>
                <text:list>
                  <text:list-item>
                    <text:p/>
                  </text:list-item>
                  <text:list-item>
                    <text:p>gaussianBayes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randomForest</text:p>
                <text:list>
                  <text:list-item>
                    <text:p/>
                  </text:list-item>
                  <text:list-item>
                    <text:p>randomForest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ANN</text:p>
                <text:list>
                  <text:list-item>
                    <text:p/>
                  </text:list-item>
                  <text:list-item>
                    <text:p>ANN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vided</text:p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C3:Sheet1.C7</svg:desc>
                </draw:g>
              </table:table-cell>
              <table:table-cell office:value-type="float" office:value="1">
                <text:p>1</text:p>
                <draw:g>
                  <svg:desc>Sheet1.D3:Sheet1.D7</svg:desc>
                </draw:g>
              </table:table-cell>
              <table:table-cell office:value-type="float" office:value="1">
                <text:p>1</text:p>
                <draw:g>
                  <svg:desc>Sheet1.E3:Sheet1.E7</svg:desc>
                </draw:g>
              </table:table-cell>
              <table:table-cell office:value-type="float" office:value="1">
                <text:p>1</text:p>
                <draw:g>
                  <svg:desc>Sheet1.F3:Sheet1.F7</svg:desc>
                </draw:g>
              </table:table-cell>
              <table:table-cell office:value-type="float" office:value="1">
                <text:p>1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diabetes</text:p>
              </table:table-cell>
              <table:table-cell office:value-type="float" office:value="0.589285714286">
                <text:p>0.589285714286</text:p>
              </table:table-cell>
              <table:table-cell office:value-type="float" office:value="0.654761904762">
                <text:p>0.654761904762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32142857143">
                <text:p>0.732142857143</text:p>
              </table:table-cell>
            </table:table-row>
            <table:table-row>
              <table:table-cell office:value-type="string">
                <text:p>iris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0.65625">
                <text:p>0.6562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75">
                <text:p>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0.6195">
                <text:p>0.6195</text:p>
              </table:table-cell>
              <table:table-cell office:value-type="float" office:value="0.8365">
                <text:p>0.8365</text:p>
              </table:table-cell>
              <table:table-cell office:value-type="float" office:value="0.5558">
                <text:p>0.5558</text:p>
              </table:table-cell>
              <table:table-cell office:value-type="float" office:value="0.9686">
                <text:p>0.9686</text:p>
              </table:table-cell>
              <table:table-cell office:value-type="float" office:value="0.9737">
                <text:p>0.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